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marker-start-width="0.38cm" draw:marker-end-width="0.38cm" draw:fill="solid" draw:fill-color="#ffffff" fo:min-height="2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="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38cm" draw:marker-end-width="0.38cm" draw:fill="none" draw:fill-color="#ffffff" fo:min-height="2.2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2.2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2.752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3.7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38cm" draw:marker-end-width="0.38cm" draw:fill-color="#ffffff" draw:textarea-horizontal-align="justify" draw:textarea-vertical-align="middle" draw:auto-grow-height="false" fo:padding-top="0.15cm" fo:padding-bottom="0.15cm" fo:padding-left="0.275cm" fo:padding-right="0.275cm" style:protect="size"/>
    </style:style>
    <style:style style:name="gr8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2.548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3.2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2.7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_20__28_var_29_" svg:stroke-width="0.05cm" svg:stroke-color="#000000" draw:marker-start-width="0.38cm" draw:marker-end-width="0.38cm" draw:fill="solid" draw:fill-color="#ffffff" fo:min-height="0.7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otted" svg:stroke-width="0.05cm" draw:marker-start="Arrow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fo:min-height="0.413cm"/>
    </style:style>
    <style:style style:name="gr14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29cm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" svg:stroke-width="0.05cm" draw:marker-start="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width="0.05cm" svg:stroke-color="#000000" draw:marker-start-width="0.38cm" draw:marker-end-width="0.38cm" draw:fill="solid" draw:fill-color="#ffffff" fo:min-height="3.137cm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Fine_20_Dashed" svg:stroke-width="0.05cm" svg:stroke-color="#000000" draw:marker-start-width="0.38cm" draw:marker-end-width="0.38cm" draw:fill="solid" draw:fill-color="#ffffff" fo:min-height="3.001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Fine_20_Dashed_20__28_var_29_" svg:stroke-width="0.05cm" draw:marker-start="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width="0.05cm" svg:stroke-color="#000000" draw:marker-start-width="0.38cm" draw:marker-end-width="0.38cm" draw:fill="none" draw:fill-color="#ffffff" fo:min-height="6.2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cm" svg:stroke-color="#000000" draw:marker-start-width="0.38cm" draw:marker-end-width="0.38cm" draw:fill="none" draw:fill-color="#ffffff" fo:min-height="4.7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1.548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1.7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5.2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7.7cm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cm" svg:stroke-color="#000000" draw:marker-start-width="0.38cm" draw:marker-end-width="0.38cm" draw:fill="solid" draw:fill-color="#ffffff" fo:min-height="2.637cm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margin-left="0.52cm" fo:margin-right="0cm" fo:text-indent="-0.52cm">
        <style:tab-stops/>
      </style:paragraph-properties>
    </style:style>
    <style:style style:name="P5" style:family="paragraph">
      <style:paragraph-properties fo:margin-left="0.068cm" fo:margin-right="0cm" fo:text-indent="0cm">
        <style:tab-stops/>
      </style:paragraph-properties>
    </style:style>
    <style:style style:name="P6" style:family="paragraph">
      <style:paragraph-properties fo:margin-left="0.094cm" fo:margin-right="0cm" fo:text-indent="0cm">
        <style:tab-stops/>
      </style:paragraph-properties>
    </style:style>
    <style:style style:name="P7" style:family="paragraph">
      <style:paragraph-properties fo:margin-left="0.041cm" fo:margin-right="0cm" fo:text-indent="0cm">
        <style:tab-stops/>
      </style:paragraph-properties>
    </style:style>
    <style:style style:name="P8" style:family="paragraph">
      <style:paragraph-properties fo:margin-left="1.962cm" fo:margin-right="0cm" fo:text-indent="-1.962cm">
        <style:tab-stops>
          <style:tab-stop style:position="0cm"/>
        </style:tab-stops>
      </style:paragraph-properties>
    </style:style>
    <style:style style:name="P9" style:family="paragraph">
      <style:paragraph-properties fo:margin-left="0.959cm" fo:margin-right="0cm" fo:text-indent="-0.959cm">
        <style:tab-stops/>
      </style:paragraph-properties>
    </style:style>
    <style:style style:name="P10" style:family="paragraph">
      <style:paragraph-properties fo:margin-left="0.989cm" fo:margin-right="0cm" fo:text-indent="-0.989cm">
        <style:tab-stops/>
      </style:paragraph-properties>
    </style:style>
    <style:style style:name="P11" style:family="paragraph">
      <style:paragraph-properties fo:margin-left="0.975cm" fo:margin-right="0cm" fo:text-indent="-0.975cm">
        <style:tab-stops/>
      </style:paragraph-properties>
    </style:style>
    <style:style style:name="P12" style:family="paragraph">
      <style:paragraph-properties fo:margin-left="0.986cm" fo:margin-right="0cm" fo:text-indent="-0.986cm">
        <style:tab-stops/>
      </style:paragraph-properties>
    </style:style>
    <style:style style:name="P13" style:family="paragraph">
      <style:paragraph-properties fo:margin-left="0.501cm" fo:margin-right="0cm" fo:text-indent="-0.501cm"/>
    </style:style>
    <style:style style:name="P14" style:family="paragraph">
      <style:paragraph-properties fo:margin-left="1.962cm" fo:margin-right="0cm" fo:text-indent="0cm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15" style:family="paragraph">
      <style:paragraph-properties fo:margin-left="1.962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.159cm" fo:margin-right="0cm" fo:text-indent="0cm">
        <style:tab-stops/>
      </style:paragraph-properties>
    </style:style>
    <style:style style:name="T1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" fo:font-size="10pt" style:font-size-asian="10pt" style:font-size-complex="10pt"/>
    </style:style>
    <style:style style:name="T3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DejaVu Sans2" fo:font-size="10pt" style:font-name-asian="DejaVu Sans2" style:font-size-asian="10pt" style:font-name-complex="DejaVu Sans2" style:font-size-complex="10pt"/>
    </style:style>
    <style:style style:name="T5" style:family="text">
      <style:text-properties style:font-name="DejaVu Sans" fo:font-size="10pt" style:font-name-asian="DejaVu Sans2" style:font-size-asian="10pt" style:font-name-complex="DejaVu Sans2" style:font-size-complex="10pt"/>
    </style:style>
    <style:style style:name="T6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DejaVu Sans" fo:font-size="10pt" fo:font-style="normal" style:font-size-asian="10pt" style:font-style-asian="normal" style:font-size-complex="10pt" style:font-style-complex="normal"/>
    </style:style>
    <style:style style:name="T8" style:family="text">
      <style:text-properties fo:color="#000000" style:text-outline="false" style:text-line-through-style="none" style:font-name="DejaVu Sans" fo:font-size="10pt" fo:font-style="normal" fo:text-shadow="none" style:text-underline-style="none" fo:font-weight="normal" style:letter-kerning="true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/>
    </style:style>
    <style:style style:name="T9" style:family="text">
      <style:text-properties fo:color="#ff0000" style:font-name="DejaVu San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DejaVu Sans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068cm" text:min-label-width="0.31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094cm" text:min-label-width="0.34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041cm" text:min-label-width="0.29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159cm" text:min-label-width="0.40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159cm" text:min-label-width="0.40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2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2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2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2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2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2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2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2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2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-0.068cm" text:min-label-width="0.31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2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2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2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2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2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2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2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2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25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2" draw:id="id12" draw:layer="layout" svg:width="5cm" svg:height="3.348cm" svg:x="2cm" svg:y="20.563cm">
          <draw:text-box>
            <text:p text:style-name="P1"><text:span text:style-name="T1">SingleMeasureSingleStaffStrategy</text:span></text:p>
            <text:p text:style-name="P1"><text:span text:style-name="T2"/></text:p>
            <text:p text:style-name="P2"><text:span text:style-name="T2">(Beam, NotationsCache, int linesCount, Score, LayoutSettings) → NotationsCache</text:span></text:p>
          </draw:text-box>
        </draw:frame>
        <draw:connector draw:style-name="gr2" draw:text-style-name="P3" draw:layer="layout" draw:type="line" svg:x1="8cm" svg:y1="48.674cm" svg:x2="6.25cm" svg:y2="54.5cm" draw:start-shape="id1" draw:start-glue-point="2" draw:end-shape="id2" draw:end-glue-point="0" svg:d="m8000 48674-1750 5826" svg:viewBox="0 0 1751 5827">
          <text:p/>
        </draw:connector>
        <draw:frame draw:style-name="gr3" xml:id="id5" draw:id="id5" draw:layer="layout" svg:width="12.5cm" svg:height="2.5cm" svg:x="27cm" svg:y="1.5cm">
          <draw:text-box>
            <text:p text:style-name="P1"><text:span text:style-name="T3">ScoreLayoutStrategy</text:span></text:p>
            <text:p text:style-name="P1"><text:span text:style-name="T2"/></text:p>
            <text:p text:style-name="P4"><text:span text:style-name="T2">ScoreLayouterContext → ScoreLayout</text:span></text:p>
          </draw:text-box>
        </draw:frame>
        <draw:frame draw:style-name="gr3" xml:id="id1" draw:id="id1" draw:layer="layout" svg:width="10cm" svg:height="3.674cm" svg:x="3cm" svg:y="45cm">
          <draw:text-box>
            <text:p text:style-name="P1"><text:span text:style-name="T3">NotationStrategy</text:span></text:p>
            <text:p text:style-name="P1"><text:span text:style-name="T2"/></text:p>
            <text:list text:style-name="L2">
              <text:list-item>
                <text:p text:style-name="P5"><text:span text:style-name="T2">(Score, SymbolPool, LayoutSettings) </text:span><text:span text:style-name="T4">→ </text:span><text:span text:style-name="T5">NotationsCache</text:span></text:p>
              </text:list-item>
            </text:list>
            <text:list text:style-name="L3">
              <text:list-item>
                <text:p text:style-name="P6"><text:span text:style-name="T5">(TraditionalKey, Clef, LayoutSettings) </text:span><text:span text:style-name="T4">→ </text:span><text:span text:style-name="T5">TraditionalKeyNotation</text:span></text:p>
              </text:list-item>
            </text:list>
            <text:list text:style-name="L4">
              <text:list-item>
                <text:p text:style-name="P7"><text:span text:style-name="T2">(Chord, StemDirection, Score, LayoutSettings) → ChordNotation</text:span></text:p>
              </text:list-item>
            </text:list>
          </draw:text-box>
        </draw:frame>
        <draw:frame draw:style-name="gr4" xml:id="id3" draw:id="id3" draw:layer="layout" svg:width="8.5cm" svg:height="2.5cm" svg:x="1cm" svg:y="51cm">
          <draw:text-box>
            <text:p text:style-name="P1"><text:span text:style-name="T3">StemDirectionStrategy</text:span></text:p>
            <text:p text:style-name="P1"><text:span text:style-name="T2"/></text:p>
            <text:p text:style-name="P8"><text:span text:style-name="T2">(Chord, MusicContext) → StemDirection</text:span></text:p>
          </draw:text-box>
        </draw:frame>
        <draw:frame draw:style-name="gr4" xml:id="id2" draw:id="id2" draw:layer="layout" svg:width="9.5cm" svg:height="2.5cm" svg:x="1.5cm" svg:y="54.5cm">
          <draw:text-box>
            <text:p text:style-name="P1"><text:span text:style-name="T3">NotesAlignmentStrategy</text:span></text:p>
            <text:p text:style-name="P1"><text:span text:style-name="T2"/></text:p>
            <text:p text:style-name="P9"><text:span text:style-name="T2">(ChordData, StemDirection, ChordWidths, MusicContext) → NotesAlignment</text:span></text:p>
          </draw:text-box>
        </draw:frame>
        <draw:connector draw:style-name="gr2" draw:text-style-name="P3" draw:layer="layout" draw:type="line" svg:x1="8cm" svg:y1="48.674cm" svg:x2="5.25cm" svg:y2="51cm" draw:start-shape="id1" draw:end-shape="id3" svg:d="m8000 48674-2750 2326" svg:viewBox="0 0 2751 2327">
          <text:p/>
        </draw:connector>
        <draw:frame draw:style-name="gr4" xml:id="id7" draw:id="id7" draw:layer="layout" svg:width="9.5cm" svg:height="2.5cm" svg:x="11.5cm" svg:y="54.5cm">
          <draw:text-box>
            <text:p text:style-name="P1"><text:span text:style-name="T3">AccidentalsAlignmentStrategy</text:span></text:p>
            <text:p text:style-name="P1"><text:span text:style-name="T2"/></text:p>
            <text:p text:style-name="P9"><text:span text:style-name="T2">(Chord, NotesAlignment, ChordWidths, MusicContext) → AccidentalsAlignment</text:span></text:p>
          </draw:text-box>
        </draw:frame>
        <draw:frame draw:style-name="gr4" draw:text-style-name="P1" xml:id="id8" draw:id="id8" draw:layer="layout" svg:width="8.5cm" svg:height="2.5cm" svg:x="17cm" svg:y="51cm">
          <draw:text-box>
            <text:p text:style-name="P1"><text:span text:style-name="T3">StemAlignmentStrategy</text:span></text:p>
            <text:p text:style-name="P1"><text:span text:style-name="T2"/></text:p>
            <text:p text:style-name="P10"><text:span text:style-name="T2">(Stem, NotesAlignment, StemDirection, int linesCount, float scaling) → StemAlignment</text:span></text:p>
          </draw:text-box>
        </draw:frame>
        <draw:frame draw:style-name="gr5" draw:text-style-name="P1" xml:id="id11" draw:id="id11" draw:layer="layout" svg:width="9cm" svg:height="3.052cm" svg:x="2.5cm" svg:y="14.448cm">
          <draw:text-box>
            <text:p text:style-name="P1"><text:span text:style-name="T3">BeamedStemDirectionNotationsStrategy</text:span></text:p>
            <text:p text:style-name="P1"><text:span text:style-name="T2"/></text:p>
            <text:p text:style-name="P2"><text:span text:style-name="T2">(Beam, NotationsCache, Score, LayoutSettings) → NotationsCache</text:span></text:p>
          </draw:text-box>
        </draw:frame>
        <draw:frame draw:style-name="gr6" draw:text-style-name="P1" xml:id="id18" draw:id="id18" draw:layer="layout" svg:width="9.5cm" svg:height="4cm" svg:x="18.5cm" svg:y="24cm">
          <draw:text-box>
            <text:p text:style-name="P1"><text:span text:style-name="T3">ColumnSpacingStrategy</text:span></text:p>
            <text:p text:style-name="P1"><text:span text:style-name="T2"/></text:p>
            <text:p text:style-name="P9"><text:span text:style-name="T2">(int measureIndex, boolean createLeading, NotationsCache, ScoreLayouterContext) → (ColumnSpacing, VoiceSpacingsByStaff </text:span><text:span text:style-name="T6">(optimated separate VoiceSpacings),</text:span><text:span text:style-name="T7"> NotationsCache </text:span><text:span text:style-name="T6">(for LeadingSpacing)</text:span><text:span text:style-name="T7">)</text:span></text:p>
          </draw:text-box>
        </draw:frame>
        <draw:frame draw:style-name="gr4" xml:id="id20" draw:id="id20" draw:layer="layout" svg:width="9.5cm" svg:height="2.5cm" svg:x="12cm" svg:y="37.5cm">
          <draw:text-box>
            <text:p text:style-name="P1"><text:span text:style-name="T3">BeatOffsetsStrategy</text:span></text:p>
            <text:p text:style-name="P1"><text:span text:style-name="T2"/></text:p>
            <text:p text:style-name="P11"><text:span text:style-name="T2">VoiceSpacingsByStaff, Fraction </text:span><text:span text:style-name="T6">(time signature), </text:span><text:span text:style-name="T7">LayoutSettings → IList</text:span><text:span text:style-name="T2">&lt;BeatOffset&gt;</text:span></text:p>
          </draw:text-box>
        </draw:frame>
        <draw:frame draw:style-name="gr4" xml:id="id22" draw:id="id22" draw:layer="layout" svg:width="9.5cm" svg:height="2.5cm" svg:x="23cm" svg:y="37.5cm">
          <draw:text-box>
            <text:p text:style-name="P1"><text:span text:style-name="T3">LeadingSpacingStrategy</text:span></text:p>
            <text:p text:style-name="P1"><text:span text:style-name="T2"/></text:p>
            <text:p text:style-name="P9"><text:span text:style-name="T2">(MusicContext, int staff, LayoutSettings) → (LeadingSpacing, NotationsCache)</text:span></text:p>
          </draw:text-box>
        </draw:frame>
        <draw:custom-shape draw:style-name="gr7" draw:text-style-name="P3" xml:id="id14" draw:id="id14" draw:layer="layout" svg:width="0.5cm" svg:height="0.5cm" svg:x="1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xml:id="id27" draw:id="id27" draw:layer="layout" svg:width="9.5cm" svg:height="2.848cm" svg:x="32.681cm" svg:y="22cm">
          <draw:text-box>
            <text:p text:style-name="P1"><text:span text:style-name="T3">BeamedStemAlignmentNotations</text:span></text:p>
            <text:p text:style-name="P1"><text:span text:style-name="T3">Strategy</text:span></text:p>
            <text:p text:style-name="P1"><text:span text:style-name="T2"/></text:p>
            <text:p text:style-name="P4"><text:span text:style-name="T2">(Score, Beam, List&lt;ColumnSpacing&gt;, NotationsCache) → NotationsCache</text:span></text:p>
          </draw:text-box>
        </draw:frame>
        <draw:frame draw:style-name="gr9" draw:text-style-name="P1" xml:id="id26" draw:id="id26" draw:layer="layout" svg:width="9.5cm" svg:height="3.5cm" svg:x="26.5cm" svg:y="11cm">
          <draw:text-box>
            <text:p text:style-name="P1"><text:span text:style-name="T3">FrameArrangementStrategy</text:span></text:p>
            <text:p text:style-name="P1"><text:span text:style-name="T2"/></text:p>
            <text:p text:style-name="P12"><text:span text:style-name="T2">(int startMeasure, int startSystem, Size2f usableSize, List</text:span><text:span text:style-name="T8">&lt;ColumnSpacing&gt;, NotationsCache, ScoreLayouterContext) → (</text:span><text:span text:style-name="T2">FrameArrangement, NotationsCache)</text:span></text:p>
          </draw:text-box>
        </draw:frame>
        <draw:frame draw:style-name="gr10" draw:text-style-name="P1" xml:id="id25" draw:id="id25" draw:layer="layout" svg:width="9.5cm" svg:height="3cm" svg:x="26.5cm" svg:y="16.263cm">
          <draw:text-box>
            <text:p text:style-name="P1"><text:span text:style-name="T3">SystemArrangementStrategy</text:span></text:p>
            <text:p text:style-name="P1"><text:span text:style-name="T2"/></text:p>
            <text:p text:style-name="P9"><text:span text:style-name="T2">(int startMeasure, Size2f usableSize, <text:s/>float offsetY, int systemIndex, List</text:span><text:span text:style-name="T8">&lt;ColumnSpacing&gt;, NotationsCache, ScoreLayouterContext) → </text:span><text:span text:style-name="T2">(SystemArrangement, NotationsCache)</text:span></text:p>
          </draw:text-box>
        </draw:frame>
        <draw:frame draw:style-name="gr4" xml:id="id42" draw:id="id42" draw:layer="layout" svg:width="10cm" svg:height="2.5cm" svg:x="58.5cm" svg:y="15cm">
          <draw:text-box>
            <text:p text:style-name="P1"><text:span text:style-name="T3">ScoreFrameLayoutStrategy</text:span></text:p>
            <text:p text:style-name="P1"><text:span text:style-name="T2"/></text:p>
            <text:p text:style-name="P4"><text:span text:style-name="T2">(FrameArrangement, int frameIndex, NotationsCache, List&lt;ContinuedElement&gt;, ScoreLayouterContext) → ScoreFrameLayout</text:span></text:p>
          </draw:text-box>
        </draw:frame>
        <draw:custom-shape draw:style-name="gr7" draw:text-style-name="P3" xml:id="id15" draw:id="id15" draw:layer="layout" svg:width="0.5cm" svg:height="0.5cm" svg:x="1cm" svg:y="4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16" draw:id="id16" draw:layer="layout" svg:width="9cm" svg:height="3.107cm" svg:x="14.5cm" svg:y="13cm">
          <draw:text-box>
            <text:p text:style-name="P1"><text:span text:style-name="T3">VoiceStemDirectionNotationsStrategy</text:span></text:p>
            <text:p text:style-name="P1"><text:span text:style-name="T9"/></text:p>
            <text:p text:style-name="P1"><text:span text:style-name="T9">TODO</text:span></text:p>
            <text:p text:style-name="P1"><text:span text:style-name="T2"/></text:p>
            <text:p text:style-name="P8"><text:span text:style-name="T2"/></text:p>
          </draw:text-box>
        </draw:frame>
        <draw:frame draw:style-name="gr4" xml:id="id31" draw:id="id31" draw:layer="layout" svg:width="9.5cm" svg:height="2.5cm" svg:x="32.334cm" svg:y="45cm">
          <draw:text-box>
            <text:p text:style-name="P1"><text:span text:style-name="T3">HorizontalSystemFillingStrategy</text:span></text:p>
            <text:p text:style-name="P13"><text:span text:style-name="T2"/></text:p>
            <text:p text:style-name="P13"><text:span text:style-name="T2">(SystemArrangement, float usableWidth) → SystemArrangement</text:span></text:p>
          </draw:text-box>
        </draw:frame>
        <draw:frame draw:style-name="gr4" xml:id="id37" draw:id="id37" draw:layer="layout" svg:width="9.5cm" svg:height="2.5cm" svg:x="43.334cm" svg:y="45cm">
          <draw:text-box>
            <text:p text:style-name="P1"><text:span text:style-name="T3">VerticalFrameFillingStrategy</text:span></text:p>
            <text:p text:style-name="P1"><text:span text:style-name="T2"/></text:p>
            <text:p text:style-name="P8"><text:span text:style-name="T2">(FrameArrangement, Score) → FrameArrangement</text:span></text:p>
          </draw:text-box>
        </draw:frame>
        <draw:frame draw:style-name="gr11" draw:text-style-name="P14" xml:id="id34" draw:id="id34" draw:layer="layout" svg:width="9.934cm" svg:height="1cm" svg:x="34.4cm" svg:y="54cm">
          <draw:text-box>
            <text:p text:style-name="P8"><text:span text:style-name="T1">StretchHorizontalSystemFillingStrategy</text:span></text:p>
          </draw:text-box>
        </draw:frame>
        <draw:frame draw:style-name="gr11" draw:text-style-name="P14" xml:id="id40" draw:id="id40" draw:layer="layout" svg:width="9.5cm" svg:height="1cm" svg:x="45.334cm" svg:y="53.5cm">
          <draw:text-box>
            <text:p text:style-name="P8"><text:span text:style-name="T1">FillPageVerticalFrameFillingStrategy</text:span></text:p>
          </draw:text-box>
        </draw:frame>
        <draw:custom-shape draw:style-name="gr7" draw:text-style-name="P3" xml:id="id6" draw:id="id6" draw:layer="layout" svg:width="0.5cm" svg:height="0.5cm" svg:x="44.666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" draw:id="id4" draw:layer="layout" svg:width="0.5cm" svg:height="0.5cm" svg:x="43.866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6" draw:id="id36" draw:layer="layout" svg:width="0.5cm" svg:height="0.5cm" svg:x="44.666cm" svg:y="3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5" draw:id="id35" draw:layer="layout" svg:width="0.5cm" svg:height="0.5cm" svg:x="43.866cm" svg:y="3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44.116cm" svg:y1="15.8cm" svg:x2="33.25cm" svg:y2="4cm" draw:start-shape="id4" draw:start-glue-point="4" draw:end-shape="id5" draw:end-glue-point="2" svg:d="m44116 15800-10866-11800" svg:viewBox="0 0 10867 11801">
          <text:p/>
        </draw:connector>
        <draw:connector draw:style-name="gr12" draw:text-style-name="P3" draw:layer="layout" draw:type="line" svg:x1="44.916cm" svg:y1="12.8cm" svg:x2="33.25cm" svg:y2="4cm" draw:start-shape="id6" draw:start-glue-point="4" draw:end-shape="id5" draw:end-glue-point="2" svg:d="m44916 12800-11666-8800" svg:viewBox="0 0 11667 8801">
          <text:p/>
        </draw:connector>
        <draw:frame draw:style-name="gr13" draw:text-style-name="P15" draw:layer="layout" svg:width="8cm" svg:height="0.663cm" draw:transform="rotate (-0.827460598370512) translate (37.493cm 7.617cm)">
          <draw:text-box>
            <text:p text:style-name="P8"><text:span text:style-name="T2">Strategy contained in ScoreFrame</text:span></text:p>
          </draw:text-box>
        </draw:frame>
        <draw:frame draw:style-name="gr13" draw:text-style-name="P15" draw:layer="layout" svg:width="8cm" svg:height="0.663cm" draw:transform="rotate (-0.630238392895152) translate (36.991cm 6cm)">
          <draw:text-box>
            <text:p text:style-name="P8"><text:span text:style-name="T2">Strategy contained in ScoreFrame</text:span></text:p>
          </draw:text-box>
        </draw:frame>
        <draw:custom-shape draw:style-name="gr14" draw:text-style-name="P3" draw:layer="layout" svg:width="0.5cm" svg:height="0.5cm" svg:x="8.5cm" svg:y="5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cm" svg:height="0.5cm" svg:x="41.131cm" svg:y="2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2.373cm" svg:height="0.963cm" svg:x="41.631cm" svg:y="2cm">
          <draw:text-box>
            <text:p>Tested</text:p>
          </draw:text-box>
        </draw:frame>
        <draw:frame draw:style-name="gr15" draw:layer="layout" svg:width="9.621cm" svg:height="0.963cm" svg:x="41cm" svg:y="1.038cm">
          <draw:text-box>
            <text:p>Updated: 2014-01-07 (Sprint 66)</text:p>
          </draw:text-box>
        </draw:frame>
        <draw:custom-shape draw:style-name="gr14" draw:text-style-name="P3" draw:layer="layout" svg:width="0.5cm" svg:height="0.5cm" svg:x="10cm" svg:y="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5cm" svg:height="0.5cm" svg:x="44.631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9.79cm" svg:height="0.963cm" svg:x="45.131cm" svg:y="2.038cm">
          <draw:text-box>
            <text:p>Basically tested (missing details)</text:p>
          </draw:text-box>
        </draw:frame>
        <draw:custom-shape draw:style-name="gr16" draw:text-style-name="P3" draw:layer="layout" svg:width="0.5cm" svg:height="0.5cm" svg:x="20cm" svg:y="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cm" svg:height="0.5cm" svg:x="24.4cm" svg:y="5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5cm" svg:height="0.5cm" svg:x="55.341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4.02cm" svg:height="0.963cm" svg:x="55.841cm" svg:y="2.038cm">
          <draw:text-box>
            <text:p>Partly tested</text:p>
          </draw:text-box>
        </draw:frame>
        <draw:custom-shape draw:style-name="gr19" draw:text-style-name="P3" draw:layer="layout" svg:width="0.5cm" svg:height="0.5cm" svg:x="12cm" svg:y="4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5cm" svg:height="0.5cm" svg:x="60.472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3.393cm" svg:height="0.963cm" svg:x="60.972cm" svg:y="2.038cm">
          <draw:text-box>
            <text:p>Not tested</text:p>
          </draw:text-box>
        </draw:frame>
        <draw:connector draw:style-name="gr2" draw:text-style-name="P3" draw:layer="layout" draw:type="line" svg:x1="8cm" svg:y1="48.674cm" svg:x2="16.25cm" svg:y2="54.5cm" draw:start-shape="id1" draw:start-glue-point="2" draw:end-shape="id7" draw:end-glue-point="0" svg:d="m8000 48674 8250 5826" svg:viewBox="0 0 8251 5827">
          <text:p/>
        </draw:connector>
        <draw:connector draw:style-name="gr2" draw:text-style-name="P3" draw:layer="layout" draw:type="line" svg:x1="8cm" svg:y1="48.674cm" svg:x2="17cm" svg:y2="52.25cm" draw:start-shape="id1" draw:start-glue-point="2" draw:end-shape="id8" svg:d="m8000 48674 9000 3576" svg:viewBox="0 0 9001 3577">
          <text:p/>
        </draw:connector>
        <draw:frame draw:style-name="gr4" xml:id="id9" draw:id="id9" draw:layer="layout" svg:width="9.5cm" svg:height="2.5cm" svg:x="18cm" svg:y="48cm">
          <draw:text-box>
            <text:p text:style-name="P1"><text:span text:style-name="T3">ArticulationsAlignmentStrategy</text:span></text:p>
            <text:p text:style-name="P1"><text:span text:style-name="T2"/></text:p>
            <text:p text:style-name="P10"><text:span text:style-name="T2">(Chord, StemDirection, NotesAlignment, int linesCount) → ArticulationsAlignment</text:span></text:p>
          </draw:text-box>
        </draw:frame>
        <draw:custom-shape draw:style-name="gr19" draw:text-style-name="P3" draw:layer="layout" svg:width="0.5cm" svg:height="0.5cm" svg:x="26.5cm" svg:y="4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cm" svg:y1="48.674cm" svg:x2="18cm" svg:y2="49.25cm" draw:start-shape="id1" draw:start-glue-point="2" draw:end-shape="id9" draw:end-glue-point="3" svg:d="m8000 48674 10000 576" svg:viewBox="0 0 10001 577">
          <text:p/>
        </draw:connector>
        <draw:connector draw:style-name="gr2" draw:text-style-name="P3" draw:layer="layout" draw:type="line" svg:x1="7.25cm" svg:y1="26.5cm" svg:x2="8cm" svg:y2="45cm" draw:start-shape="id10" draw:start-glue-point="8" draw:end-shape="id1" draw:end-glue-point="0" svg:d="m7250 26500 750 18500" svg:viewBox="0 0 751 18501">
          <text:p/>
        </draw:connector>
        <draw:custom-shape draw:style-name="gr19" draw:text-style-name="P3" draw:layer="layout" svg:width="0.5cm" svg:height="0.5cm" svg:x="1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cm" svg:height="0.5cm" svg:x="6.347cm" svg:y="2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7cm" svg:y1="17.5cm" svg:x2="4.5cm" svg:y2="20.563cm" draw:start-shape="id11" draw:start-glue-point="2" draw:end-shape="id12" draw:end-glue-point="0" svg:d="m7000 17500-2500 3063" svg:viewBox="0 0 2501 3064">
          <text:p/>
        </draw:connector>
        <draw:frame draw:style-name="gr21" draw:text-style-name="P1" xml:id="id13" draw:id="id13" draw:layer="layout" svg:width="5cm" svg:height="3.437cm" svg:x="7.5cm" svg:y="20.563cm">
          <draw:text-box>
            <text:p text:style-name="P1"><text:span text:style-name="T1">SingleMeasureTwoStavesStrategy</text:span></text:p>
            <text:p text:style-name="P1"><text:span text:style-name="T2"/></text:p>
            <text:p text:style-name="P2"><text:span text:style-name="T2">(Beam, NotationsCache, Score, LayoutSettings) → NotationsCache</text:span></text:p>
          </draw:text-box>
        </draw:frame>
        <draw:custom-shape draw:style-name="gr19" draw:text-style-name="P3" draw:layer="layout" svg:width="0.5cm" svg:height="0.5cm" svg:x="11.836cm" svg:y="2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cm" svg:y1="24cm" svg:x2="7.427cm" svg:y2="26.073cm" draw:start-shape="id13" draw:start-glue-point="2" draw:end-shape="id10" draw:end-glue-point="11" svg:d="m10000 24000-2573 2073" svg:viewBox="0 0 2574 2074">
          <text:p/>
        </draw:connector>
        <draw:connector draw:style-name="gr20" draw:text-style-name="P3" draw:layer="layout" draw:type="line" svg:x1="7cm" svg:y1="17.5cm" svg:x2="10cm" svg:y2="20.563cm" draw:start-shape="id11" draw:start-glue-point="2" draw:end-shape="id13" draw:end-glue-point="0" svg:d="m7000 17500 3000 3063" svg:viewBox="0 0 3001 3064">
          <text:p/>
        </draw:connector>
        <draw:connector draw:style-name="gr2" draw:text-style-name="P3" draw:layer="layout" draw:type="line" svg:x1="33.25cm" svg:y1="4cm" svg:x2="1.5cm" svg:y2="10.35cm" draw:start-shape="id5" draw:start-glue-point="2" draw:end-shape="id14" draw:end-glue-point="10" svg:d="m33250 4000-31750 6350" svg:viewBox="0 0 31751 6351">
          <text:p/>
        </draw:connector>
        <draw:connector draw:style-name="gr2" draw:text-style-name="P3" draw:layer="layout" draw:type="line" svg:x1="1.25cm" svg:y1="10.6cm" svg:x2="1.25cm" svg:y2="41.5cm" draw:start-shape="id14" draw:start-glue-point="8" draw:end-shape="id15" draw:end-glue-point="4" svg:d="m1250 10600v30900" svg:viewBox="0 0 1 30901">
          <text:p/>
        </draw:connector>
        <draw:connector draw:style-name="gr2" draw:text-style-name="P3" draw:layer="layout" draw:type="line" svg:x1="1.427cm" svg:y1="41.927cm" svg:x2="8cm" svg:y2="45cm" draw:start-shape="id15" draw:start-glue-point="9" draw:end-shape="id1" draw:end-glue-point="0" svg:d="m1427 41927 6573 3073" svg:viewBox="0 0 6574 3074">
          <text:p/>
        </draw:connector>
        <draw:connector draw:style-name="gr2" draw:text-style-name="P3" draw:layer="layout" draw:type="line" svg:x1="33.25cm" svg:y1="4cm" svg:x2="7cm" svg:y2="14.448cm" draw:start-shape="id5" draw:start-glue-point="2" draw:end-shape="id11" draw:end-glue-point="0" svg:d="m33250 4000-26250 10448" svg:viewBox="0 0 26251 10449">
          <text:p/>
        </draw:connector>
        <draw:connector draw:style-name="gr2" draw:text-style-name="P3" draw:layer="layout" draw:type="line" svg:x1="19cm" svg:y1="16.107cm" svg:x2="9.25cm" svg:y2="28.5cm" draw:start-shape="id16" draw:start-glue-point="2" draw:end-shape="id17" draw:end-glue-point="4" svg:d="m19000 16107-9750 12393" svg:viewBox="0 0 9751 12394">
          <text:p/>
        </draw:connector>
        <draw:connector draw:style-name="gr2" draw:text-style-name="P3" draw:layer="layout" draw:type="line" svg:x1="23.25cm" svg:y1="28cm" svg:x2="14.887cm" svg:y2="29.5cm" draw:start-shape="id18" draw:start-glue-point="2" draw:end-shape="id19" draw:end-glue-point="0" svg:d="m23250 28000-8363 1500" svg:viewBox="0 0 8364 1501">
          <text:p/>
        </draw:connector>
        <draw:connector draw:style-name="gr2" draw:text-style-name="P3" draw:layer="layout" draw:type="line" svg:x1="23.25cm" svg:y1="28cm" svg:x2="16.75cm" svg:y2="37.5cm" draw:start-shape="id18" draw:start-glue-point="2" draw:end-shape="id20" draw:end-glue-point="0" svg:d="m23250 28000-6500 9500" svg:viewBox="0 0 6501 9501">
          <text:p/>
        </draw:connector>
        <draw:connector draw:style-name="gr2" draw:text-style-name="P3" draw:layer="layout" draw:type="line" svg:x1="23.25cm" svg:y1="28cm" svg:x2="30cm" svg:y2="34.75cm" draw:start-shape="id18" draw:start-glue-point="2" draw:end-shape="id21" draw:end-glue-point="3" svg:d="m23250 28000 6750 6750" svg:viewBox="0 0 6751 6751">
          <text:p/>
        </draw:connector>
        <draw:connector draw:style-name="gr2" draw:text-style-name="P3" draw:layer="layout" draw:type="line" svg:x1="23.25cm" svg:y1="28cm" svg:x2="27.75cm" svg:y2="37.5cm" draw:start-shape="id18" draw:start-glue-point="2" draw:end-shape="id22" draw:end-glue-point="0" svg:d="m23250 28000 4500 9500" svg:viewBox="0 0 4501 9501">
          <text:p/>
        </draw:connector>
        <draw:frame draw:style-name="gr4" xml:id="id21" draw:id="id21" draw:layer="layout" svg:width="10cm" svg:height="2.5cm" svg:x="30cm" svg:y="33.5cm">
          <draw:text-box>
            <text:p text:style-name="P1"><text:span text:style-name="T3">BeatOffsetBasedVoiceSpacingStrategy</text:span></text:p>
            <text:p text:style-name="P1"><text:span text:style-name="T2"/></text:p>
            <text:p text:style-name="P10"><text:span text:style-name="T2">(VoiceSpacing, List&lt;BeatOffset&gt;) → VoiceSpacing</text:span></text:p>
          </draw:text-box>
        </draw:frame>
        <draw:custom-shape draw:style-name="gr19" draw:text-style-name="P3" draw:layer="layout" svg:width="0.5cm" svg:height="0.5cm" svg:x="31.724cm" svg:y="39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7.75cm" svg:y1="40cm" svg:x2="13cm" svg:y2="46.837cm" draw:start-shape="id22" draw:start-glue-point="2" draw:end-shape="id1" draw:end-glue-point="1" svg:d="m27750 40000-14750 6837" svg:viewBox="0 0 14751 6838">
          <text:p/>
        </draw:connector>
        <draw:custom-shape draw:style-name="gr7" draw:text-style-name="P3" xml:id="id10" draw:id="id10" draw:layer="layout" svg:width="0.5cm" svg:height="0.5cm" svg:x="7cm" svg:y="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5cm" svg:y1="23.911cm" svg:x2="7.073cm" svg:y2="26.073cm" draw:start-shape="id12" draw:start-glue-point="2" draw:end-shape="id10" draw:end-glue-point="5" svg:d="m4500 23911 2573 2162" svg:viewBox="0 0 2574 2163">
          <text:p/>
        </draw:connector>
        <draw:frame draw:style-name="gr9" draw:text-style-name="P1" xml:id="id23" draw:id="id23" draw:layer="layout" svg:width="8cm" svg:height="3.5cm" svg:x="20cm" svg:y="32.5cm">
          <draw:text-box>
            <text:p text:style-name="P1"><text:span text:style-name="T3">BarlinesBeatOffsetsStrategy</text:span></text:p>
            <text:p text:style-name="P1"><text:span text:style-name="T2"/></text:p>
            <text:p text:style-name="P10"><text:span text:style-name="T2">(IList&lt;BeatOffset&gt; </text:span><text:span text:style-name="T6">(Base Offsets)</text:span><text:span text:style-name="T2">, ColumnHeader, float interlineSpace) → (IList&lt;BeatOffset&gt;</text:span><text:span text:style-name="T6"> (Note Offsets)</text:span><text:span text:style-name="T2">, (IList&lt;BeatOffset&gt; </text:span><text:span text:style-name="T6">(Barline Offsets)</text:span><text:span text:style-name="T2">)</text:span></text:p>
          </draw:text-box>
        </draw:frame>
        <draw:custom-shape draw:style-name="gr14" draw:text-style-name="P3" draw:layer="layout" svg:width="0.5cm" svg:height="0.5cm" svg:x="27.238cm" svg:y="35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3.25cm" svg:y1="28cm" svg:x2="24cm" svg:y2="32.5cm" draw:start-shape="id18" draw:start-glue-point="2" draw:end-shape="id23" svg:d="m23250 28000 750 4500" svg:viewBox="0 0 751 4501">
          <text:p/>
        </draw:connector>
        <draw:connector draw:style-name="gr2" draw:text-style-name="P3" draw:layer="layout" draw:type="line" svg:x1="33.25cm" svg:y1="4cm" svg:x2="19cm" svg:y2="13cm" draw:start-shape="id5" draw:start-glue-point="2" draw:end-shape="id16" draw:end-glue-point="0" svg:d="m33250 4000-14250 9000" svg:viewBox="0 0 14251 9001">
          <text:p/>
        </draw:connector>
        <draw:connector draw:style-name="gr2" draw:text-style-name="P3" draw:layer="layout" draw:type="line" svg:x1="25.25cm" svg:y1="11.2cm" svg:x2="23.25cm" svg:y2="24cm" draw:start-shape="id24" draw:start-glue-point="8" draw:end-shape="id18" draw:end-glue-point="0" svg:d="m25250 11200-2000 12800" svg:viewBox="0 0 2001 12801">
          <text:p/>
        </draw:connector>
        <draw:custom-shape draw:style-name="gr19" draw:text-style-name="P3" draw:layer="layout" svg:width="0.5cm" svg:height="0.5cm" svg:x="27.233cm" svg:y="27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5cm" svg:height="0.5cm" svg:x="35.244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1.25cm" svg:y1="19.263cm" svg:x2="23.25cm" svg:y2="24cm" draw:start-shape="id25" draw:start-glue-point="2" draw:end-shape="id18" draw:end-glue-point="0" svg:d="m31250 19263-8000 4737" svg:viewBox="0 0 8001 4738">
          <text:p/>
        </draw:connector>
        <draw:connector draw:style-name="gr2" draw:text-style-name="P3" draw:layer="layout" draw:type="line" svg:x1="31.25cm" svg:y1="14.5cm" svg:x2="31.25cm" svg:y2="16.263cm" draw:start-shape="id26" draw:start-glue-point="2" draw:end-shape="id25" draw:end-glue-point="0" svg:d="m31250 14500v1763" svg:viewBox="0 0 1 1764">
          <text:p/>
        </draw:connector>
        <draw:custom-shape draw:style-name="gr19" draw:text-style-name="P3" draw:layer="layout" svg:width="0.5cm" svg:height="0.5cm" svg:x="35.273cm" svg:y="1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3.25cm" svg:y1="4cm" svg:x2="31.25cm" svg:y2="11cm" draw:start-shape="id5" draw:start-glue-point="2" draw:end-shape="id26" draw:end-glue-point="0" svg:d="m33250 4000-2000 7000" svg:viewBox="0 0 2001 7001">
          <text:p/>
        </draw:connector>
        <draw:frame draw:style-name="gr1" draw:text-style-name="P1" xml:id="id28" draw:id="id28" draw:layer="layout" svg:width="5cm" svg:height="3.348cm" svg:x="32.2cm" svg:y="28.11cm">
          <draw:text-box>
            <text:p text:style-name="P1"><text:span text:style-name="T1">SingleMeasureSingleStaffStrategy</text:span></text:p>
            <text:p text:style-name="P1"><text:span text:style-name="T2"/></text:p>
            <text:p text:style-name="P4"><text:span text:style-name="T2">(Score, Beam, ColumnSpacing, <text:s/>NotationsCache) → NotationsCache</text:span></text:p>
          </draw:text-box>
        </draw:frame>
        <draw:connector draw:style-name="gr20" draw:text-style-name="P3" draw:layer="layout" draw:type="line" svg:x1="37.431cm" svg:y1="24.848cm" svg:x2="34.7cm" svg:y2="28.11cm" draw:start-shape="id27" draw:start-glue-point="2" draw:end-shape="id28" draw:end-glue-point="0" svg:d="m37431 24848-2731 3262" svg:viewBox="0 0 2732 3263">
          <text:p/>
        </draw:connector>
        <draw:custom-shape draw:style-name="gr14" draw:text-style-name="P3" draw:layer="layout" svg:width="0.5cm" svg:height="0.5cm" svg:x="36.441cm" svg:y="3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xml:id="id29" draw:id="id29" draw:layer="layout" svg:width="5cm" svg:height="3.301cm" svg:x="37.728cm" svg:y="28.157cm">
          <draw:text-box>
            <text:p text:style-name="P1"><text:span text:style-name="T1">SingleMeasureTwoStavesStrategy</text:span></text:p>
            <text:p text:style-name="P1"><text:span text:style-name="T2"/></text:p>
            <text:p text:style-name="P4"><text:span text:style-name="T2">(Beam, NotationsCache) → NotationsCache</text:span></text:p>
          </draw:text-box>
        </draw:frame>
        <draw:custom-shape draw:style-name="gr19" draw:text-style-name="P3" draw:layer="layout" svg:width="0.5cm" svg:height="0.5cm" svg:x="42.07cm" svg:y="30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37.431cm" svg:y1="24.848cm" svg:x2="40.228cm" svg:y2="28.157cm" draw:start-shape="id27" draw:start-glue-point="2" draw:end-shape="id29" draw:end-glue-point="0" svg:d="m37431 24848 2797 3309" svg:viewBox="0 0 2798 3310">
          <text:p/>
        </draw:connector>
        <draw:custom-shape draw:style-name="gr19" draw:text-style-name="P3" draw:layer="layout" svg:width="0.5cm" svg:height="0.5cm" svg:x="41.484cm" svg:y="24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7.55cm" svg:y1="12.2cm" svg:x2="37.431cm" svg:y2="22cm" draw:start-shape="id30" draw:start-glue-point="8" draw:end-shape="id27" draw:end-glue-point="0" svg:d="m37550 12200-119 9800" svg:viewBox="0 0 120 9801">
          <text:p/>
        </draw:connector>
        <draw:connector draw:style-name="gr23" draw:text-style-name="P3" draw:layer="layout" draw:type="line" svg:x1="37.084cm" svg:y1="47.5cm" svg:x2="35.084cm" svg:y2="49.5cm" draw:start-shape="id31" draw:start-glue-point="2" draw:end-shape="id32" draw:end-glue-point="0" svg:d="m37084 47500-2000 2000" svg:viewBox="0 0 2001 2001">
          <text:p/>
        </draw:connector>
        <draw:custom-shape draw:style-name="gr24" draw:text-style-name="P3" draw:layer="layout" svg:width="0.5cm" svg:height="0.5cm" svg:x="65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5.116cm" svg:height="0.963cm" svg:x="65.5cm" svg:y="2.038cm">
          <draw:text-box>
            <text:p>No tests needed</text:p>
          </draw:text-box>
        </draw:frame>
        <draw:connector draw:style-name="gr23" draw:text-style-name="P3" draw:layer="layout" draw:type="line" svg:x1="37.084cm" svg:y1="47.5cm" svg:x2="35.467cm" svg:y2="52cm" draw:start-shape="id31" draw:start-glue-point="2" draw:end-shape="id33" draw:end-glue-point="0" svg:d="m37084 47500-1617 4500" svg:viewBox="0 0 1618 4501">
          <text:p/>
        </draw:connector>
        <draw:custom-shape draw:style-name="gr24" draw:text-style-name="P3" draw:layer="layout" svg:width="0.5cm" svg:height="0.5cm" svg:x="38.98cm" svg:y="49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line" svg:x1="37.084cm" svg:y1="47.5cm" svg:x2="39.367cm" svg:y2="54cm" draw:start-shape="id31" draw:start-glue-point="2" draw:end-shape="id34" draw:end-glue-point="0" svg:d="m37084 47500 2283 6500" svg:viewBox="0 0 2284 6501">
          <text:p/>
        </draw:connector>
        <draw:custom-shape draw:style-name="gr14" draw:text-style-name="P3" draw:layer="layout" svg:width="0.5cm" svg:height="0.5cm" svg:x="43.558cm" svg:y="54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xml:id="id33" draw:id="id33" draw:layer="layout" svg:width="10.934cm" svg:height="1cm" svg:x="30cm" svg:y="52cm">
          <draw:text-box>
            <text:p text:style-name="P8"><text:span text:style-name="T1">EmptyStavesHorizontalSystemFillingStrategy</text:span></text:p>
          </draw:text-box>
        </draw:frame>
        <draw:custom-shape draw:style-name="gr24" draw:text-style-name="P3" draw:layer="layout" svg:width="0.5cm" svg:height="0.5cm" svg:x="40.189cm" svg:y="52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4.116cm" svg:y1="16.3cm" svg:x2="44.116cm" svg:y2="37.8cm" draw:start-shape="id4" draw:start-glue-point="8" draw:end-shape="id35" draw:end-glue-point="4" svg:d="m44116 16300v21500" svg:viewBox="0 0 1 21501">
          <text:p/>
        </draw:connector>
        <draw:connector draw:style-name="gr2" draw:text-style-name="P3" draw:layer="layout" draw:type="line" svg:x1="44.116cm" svg:y1="38.3cm" svg:x2="37.084cm" svg:y2="45cm" draw:start-shape="id35" draw:start-glue-point="8" draw:end-shape="id31" draw:end-glue-point="0" svg:d="m44116 38300-7032 6700" svg:viewBox="0 0 7033 6701">
          <text:p/>
        </draw:connector>
        <draw:connector draw:style-name="gr2" draw:text-style-name="P3" draw:layer="layout" draw:type="line" svg:x1="44.916cm" svg:y1="38.3cm" svg:x2="48.084cm" svg:y2="45cm" draw:start-shape="id36" draw:start-glue-point="8" draw:end-shape="id37" draw:end-glue-point="0" svg:d="m44916 38300 3168 6700" svg:viewBox="0 0 3169 6701">
          <text:p/>
        </draw:connector>
        <draw:connector draw:style-name="gr2" draw:text-style-name="P3" draw:layer="layout" draw:type="line" svg:x1="44.916cm" svg:y1="13.3cm" svg:x2="44.916cm" svg:y2="37.8cm" draw:start-shape="id6" draw:start-glue-point="8" draw:end-shape="id36" draw:end-glue-point="4" svg:d="m44916 13300v24500" svg:viewBox="0 0 1 24501">
          <text:p/>
        </draw:connector>
        <draw:connector draw:style-name="gr23" draw:text-style-name="P3" draw:layer="layout" draw:type="line" svg:x1="48.084cm" svg:y1="47.5cm" svg:x2="46.084cm" svg:y2="49cm" draw:start-shape="id37" draw:start-glue-point="2" draw:end-shape="id38" draw:end-glue-point="0" svg:d="m48084 47500-2000 1500" svg:viewBox="0 0 2001 1501">
          <text:p/>
        </draw:connector>
        <draw:connector draw:style-name="gr23" draw:text-style-name="P3" draw:layer="layout" draw:type="line" svg:x1="48.084cm" svg:y1="47.5cm" svg:x2="48.334cm" svg:y2="51.5cm" draw:start-shape="id37" draw:start-glue-point="2" draw:end-shape="id39" draw:end-glue-point="0" svg:d="m48084 47500 250 4000" svg:viewBox="0 0 251 4001">
          <text:p/>
        </draw:connector>
        <draw:connector draw:style-name="gr23" draw:text-style-name="P3" draw:layer="layout" draw:type="line" svg:x1="48.084cm" svg:y1="47.5cm" svg:x2="50.084cm" svg:y2="53.5cm" draw:start-shape="id37" draw:start-glue-point="2" draw:end-shape="id40" svg:d="m48084 47500 2000 6000" svg:viewBox="0 0 2001 6001">
          <text:p/>
        </draw:connector>
        <draw:frame draw:style-name="gr11" draw:text-style-name="P14" xml:id="id39" draw:id="id39" draw:layer="layout" svg:width="11cm" svg:height="1cm" svg:x="42.834cm" svg:y="51.5cm">
          <draw:text-box>
            <text:p text:style-name="P8"><text:span text:style-name="T1">EmptySystemsVerticalFrameFillingStrategy</text:span></text:p>
          </draw:text-box>
        </draw:frame>
        <draw:frame draw:style-name="gr11" draw:text-style-name="P14" xml:id="id38" draw:id="id38" draw:layer="layout" svg:width="9.5cm" svg:height="1cm" svg:x="41.334cm" svg:y="49cm">
          <draw:text-box>
            <text:p text:style-name="P8"><text:span text:style-name="T1">NoVerticalFrameFillingStrategy</text:span></text:p>
          </draw:text-box>
        </draw:frame>
        <draw:custom-shape draw:style-name="gr24" draw:text-style-name="P3" draw:layer="layout" svg:width="0.5cm" svg:height="0.5cm" svg:x="50.099cm" svg:y="49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5cm" svg:height="0.5cm" svg:x="53.11cm" svg:y="5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7" draw:id="id17" draw:layer="layout" svg:width="0.5cm" svg:height="0.5cm" svg:x="9cm" svg:y="2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25cm" svg:y1="29cm" svg:x2="8cm" svg:y2="45cm" draw:start-shape="id17" draw:start-glue-point="8" svg:d="m9250 29000-1250 16000" svg:viewBox="0 0 1251 16001">
          <text:p/>
        </draw:connector>
        <draw:custom-shape draw:style-name="gr7" draw:text-style-name="P3" xml:id="id24" draw:id="id24" draw:layer="layout" svg:width="0.5cm" svg:height="0.5cm" svg:x="25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3.25cm" svg:y1="4cm" svg:x2="25.25cm" svg:y2="10.7cm" draw:start-shape="id5" draw:start-glue-point="2" draw:end-shape="id24" draw:end-glue-point="4" svg:d="m33250 4000-8000 6700" svg:viewBox="0 0 8001 6701">
          <text:p/>
        </draw:connector>
        <draw:custom-shape draw:style-name="gr7" draw:text-style-name="P3" xml:id="id30" draw:id="id30" draw:layer="layout" svg:width="0.5cm" svg:height="0.5cm" svg:x="37.3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3.25cm" svg:y1="4cm" svg:x2="37.55cm" svg:y2="11.7cm" draw:start-shape="id5" draw:start-glue-point="2" draw:end-shape="id30" draw:end-glue-point="4" svg:d="m33250 4000 4300 7700" svg:viewBox="0 0 4301 7701">
          <text:p/>
        </draw:connector>
        <draw:frame draw:style-name="gr11" draw:text-style-name="P14" xml:id="id32" draw:id="id32" draw:layer="layout" svg:width="9.5cm" svg:height="1cm" svg:x="30.334cm" svg:y="49.5cm">
          <draw:text-box>
            <text:p text:style-name="P8"><text:span text:style-name="T1">NoHorizontalSystemFillingStrategy</text:span></text:p>
          </draw:text-box>
        </draw:frame>
        <draw:connector draw:style-name="gr2" draw:text-style-name="P3" draw:layer="layout" draw:type="line" svg:x1="33.25cm" svg:y1="4cm" svg:x2="63.3cm" svg:y2="10.25cm" draw:start-shape="id5" draw:start-glue-point="2" draw:end-shape="id41" draw:end-glue-point="6" svg:d="m33250 4000 30050 6250" svg:viewBox="0 0 30051 6251">
          <text:p/>
        </draw:connector>
        <draw:frame draw:style-name="gr25" draw:text-style-name="P1" xml:id="id44" draw:id="id44" draw:layer="layout" svg:width="10cm" svg:height="6.5cm" svg:x="46.5cm" svg:y="17.5cm">
          <draw:text-box>
            <text:p text:style-name="P1"><text:span text:style-name="T3">MusicElementStampingStrategy</text:span></text:p>
            <text:p text:style-name="P1"><text:span text:style-name="T2"/></text:p>
            <text:list text:style-name="L5">
              <text:list-item>
                <text:p text:style-name="P16"><text:span text:style-name="T2">(ChordNotation, float positionX, StaffStamping, SymbolPool, LayoutSettings) </text:span><text:span text:style-name="T4">→ </text:span><text:span text:style-name="T5">ChordStampings</text:span></text:p>
              </text:list-item>
            </text:list>
            <text:list text:style-name="L6">
              <text:list-item>
                <text:p text:style-name="P16"><text:span text:style-name="T5">(RestNotation, float positionX, StaffStamping, SymbolPool) </text:span><text:span text:style-name="T4">→ </text:span><text:span text:style-name="T5">RestStamping</text:span></text:p>
              </text:list-item>
              <text:list-item>
                <text:p text:style-name="P16"><text:span text:style-name="T5">(ClefNotation, float positionX, StaffStamping, SymbolPool) </text:span><text:span text:style-name="T4">→ </text:span><text:span text:style-name="T5">ClefStamping</text:span></text:p>
              </text:list-item>
              <text:list-item>
                <text:p text:style-name="P16"><text:span text:style-name="T5">(TraditionalKeyNotation, float positionX, StaffStamping, SymbolPool, LayoutSettings) </text:span><text:span text:style-name="T4">→ </text:span><text:span text:style-name="T5">KeySignatureStamping</text:span></text:p>
              </text:list-item>
              <text:list-item>
                <text:p text:style-name="P16"><text:span text:style-name="T5">(TimeNotation, float positionX, StaffStamping, SymbolPool) </text:span><text:span text:style-name="T4">→ </text:span><text:span text:style-name="T5">Stamping</text:span></text:p>
              </text:list-item>
            </text:list>
          </draw:text-box>
        </draw:frame>
        <draw:custom-shape draw:style-name="gr19" draw:text-style-name="P3" draw:layer="layout" svg:width="0.5cm" svg:height="0.5cm" svg:x="55.773cm" svg:y="23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8.5cm" svg:y1="16.25cm" svg:x2="56cm" svg:y2="13.076cm" draw:start-shape="id42" draw:end-shape="id43" draw:end-glue-point="1" svg:d="m58500 16250-2500-3174" svg:viewBox="0 0 2501 3175">
          <text:p/>
        </draw:connector>
        <draw:connector draw:style-name="gr2" draw:text-style-name="P3" draw:layer="layout" draw:type="line" svg:x1="58.5cm" svg:y1="16.25cm" svg:x2="56.5cm" svg:y2="20.75cm" draw:start-shape="id42" draw:end-shape="id44" draw:end-glue-point="1" svg:d="m58500 16250-2000 4500" svg:viewBox="0 0 2001 4501">
          <text:p/>
        </draw:connector>
        <draw:connector draw:style-name="gr2" draw:text-style-name="P3" draw:layer="layout" draw:type="line" svg:x1="58.5cm" svg:y1="16.25cm" svg:x2="56cm" svg:y2="15.515cm" draw:start-shape="id42" draw:end-shape="id45" svg:d="m58500 16250-2500-735" svg:viewBox="0 0 2501 736">
          <text:p/>
        </draw:connector>
        <draw:frame draw:style-name="gr26" draw:text-style-name="P1" xml:id="id46" draw:id="id46" draw:layer="layout" svg:width="10cm" svg:height="5cm" svg:x="46.5cm" svg:y="24.3cm">
          <draw:text-box>
            <text:p text:style-name="P1"><text:span text:style-name="T3">SlurStampingStrategy</text:span></text:p>
            <text:p text:style-name="P1"><text:span text:style-name="T2"/></text:p>
            <text:list text:style-name="L5">
              <text:list-item>
                <text:p text:style-name="P16"><text:span text:style-name="T10">createSlurStampingStart</text:span><text:span text:style-name="T5">: SlurCache → (CurvedLineStamping, Boolean </text:span><text:span text:style-name="T10">continuesToNextSystem</text:span><text:span text:style-name="T5">)</text:span></text:p>
              </text:list-item>
              <text:list-item>
                <text:p text:style-name="P16"><text:span text:style-name="T10">createSlurStampingMiddle</text:span><text:span text:style-name="T5">: (ContinuedSlur, StaffStamping) → CurvedLineStamping</text:span></text:p>
              </text:list-item>
              <text:list-item>
                <text:p text:style-name="P16"><text:span text:style-name="T10">createSlurStampingStop</text:span><text:span text:style-name="T5">: SlurCache → CurvedLineStamping</text:span></text:p>
              </text:list-item>
            </text:list>
          </draw:text-box>
        </draw:frame>
        <draw:custom-shape draw:style-name="gr19" draw:text-style-name="P3" draw:layer="layout" svg:width="0.5cm" svg:height="0.5cm" svg:x="55.773cm" svg:y="28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8.5cm" svg:y1="16.25cm" svg:x2="56.5cm" svg:y2="26.8cm" draw:start-shape="id42" draw:end-shape="id46" draw:end-glue-point="1" svg:d="m58500 16250-2000 10550" svg:viewBox="0 0 2001 10551">
          <text:p/>
        </draw:connector>
        <draw:frame draw:style-name="gr27" draw:text-style-name="P1" xml:id="id45" draw:id="id45" draw:layer="layout" svg:width="9.5cm" svg:height="2.03cm" svg:x="46.5cm" svg:y="14.5cm">
          <draw:text-box>
            <text:p text:style-name="P1"><text:span text:style-name="T3">BeamStampingStrategy</text:span></text:p>
            <text:p text:style-name="P1"><text:span text:style-name="T2"/></text:p>
            <text:p text:style-name="P4"><text:span text:style-name="T2">(BeamedStemStampings, Globals) → IList&lt;Stamping&gt;</text:span></text:p>
          </draw:text-box>
        </draw:frame>
        <draw:custom-shape draw:style-name="gr14" draw:text-style-name="P3" draw:layer="layout" svg:width="0.5cm" svg:height="0.5cm" svg:x="55.254cm" svg:y="15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xml:id="id43" draw:id="id43" draw:layer="layout" svg:width="9.5cm" svg:height="1.848cm" svg:x="46.5cm" svg:y="12.152cm">
          <draw:text-box>
            <text:p text:style-name="P1"><text:span text:style-name="T3">StaffStampingsStrategy</text:span></text:p>
            <text:p text:style-name="P1"><text:span text:style-name="T2"/></text:p>
            <text:p text:style-name="P4"><text:span text:style-name="T2">(Score, FrameArrangement) → StaffStampings</text:span></text:p>
          </draw:text-box>
        </draw:frame>
        <draw:custom-shape draw:style-name="gr19" draw:text-style-name="P3" draw:layer="layout" svg:width="0.5cm" svg:height="0.5cm" svg:x="55.254cm" svg:y="13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1" draw:id="id41" draw:layer="layout" svg:width="0.5cm" svg:height="0.5cm" svg:x="63.3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3.55cm" svg:y1="10.5cm" svg:x2="63.5cm" svg:y2="15cm" draw:start-shape="id41" draw:start-glue-point="8" draw:end-shape="id42" svg:d="m63550 10500-50 4500" svg:viewBox="0 0 51 4501">
          <text:p/>
        </draw:connector>
        <draw:connector draw:style-name="gr2" draw:text-style-name="P3" draw:layer="layout" draw:type="line" svg:x1="68.5cm" svg:y1="16.25cm" svg:x2="70.5cm" svg:y2="21.015cm" draw:start-shape="id42" draw:end-shape="id47" svg:d="m68500 16250 2000 4765" svg:viewBox="0 0 2001 4766">
          <text:p/>
        </draw:connector>
        <draw:frame draw:style-name="gr28" draw:text-style-name="P1" xml:id="id47" draw:id="id47" draw:layer="layout" svg:width="9.5cm" svg:height="2.03cm" svg:x="70.5cm" svg:y="20cm">
          <draw:text-box>
            <text:p text:style-name="P1"><text:span text:style-name="T3">VoltaStampingStrategy</text:span></text:p>
            <text:p text:style-name="P1"><text:span text:style-name="T2"/></text:p>
            <text:p text:style-name="P4"><text:span text:style-name="T2">(Volta, int </text:span><text:span text:style-name="T6">startMeasureIndex</text:span><text:span text:style-name="T2">, StaffStamping, FormattedTextStyle) → VoltaStamping</text:span></text:p>
          </draw:text-box>
        </draw:frame>
        <draw:custom-shape draw:style-name="gr19" draw:text-style-name="P3" draw:layer="layout" svg:width="0.5cm" svg:height="0.5cm" svg:x="79.294cm" svg:y="2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8.5cm" svg:y1="16.25cm" svg:x2="70.5cm" svg:y2="16.25cm" draw:start-shape="id42" draw:start-glue-point="1" draw:end-shape="id48" draw:end-glue-point="3" svg:d="m68500 16250h2000" svg:viewBox="0 0 2001 1">
          <text:p/>
        </draw:connector>
        <draw:frame draw:style-name="gr29" draw:text-style-name="P1" xml:id="id48" draw:id="id48" draw:layer="layout" svg:width="10cm" svg:height="5.5cm" svg:x="70.5cm" svg:y="13.5cm">
          <draw:text-box>
            <text:p text:style-name="P1"><text:span text:style-name="T3">LyricStampingStrategy</text:span></text:p>
            <text:p text:style-name="P1"><text:span text:style-name="T2"/></text:p>
            <text:list text:style-name="L5">
              <text:list-item>
                <text:p text:style-name="P16"><text:span text:style-name="T10">createHyphenStamping</text:span><text:span text:style-name="T5">: (StaffTextStamping </text:span><text:span text:style-name="T10">left</text:span><text:span text:style-name="T5">, StaffTextStamping </text:span><text:span text:style-name="T10">right</text:span><text:span text:style-name="T5">, FormattedTextStyle) → StaffTextStamping</text:span></text:p>
              </text:list-item>
              <text:list-item>
                <text:p text:style-name="P16"><text:span text:style-name="T10">createSyllableStamping</text:span><text:span text:style-name="T5">: (Lyric, FormattedTextStyle, StaffStamping, float </text:span><text:span text:style-name="T10">positionX</text:span><text:span text:style-name="T5">, float </text:span><text:span text:style-name="T10">baseLinePosition</text:span><text:span text:style-name="T5">) → StaffTextStamping</text:span></text:p>
              </text:list-item>
              <text:list-item>
                <text:p text:style-name="P16"><text:span text:style-name="T10">createUnderscoreStampings</text:span><text:span text:style-name="T5">: (StaffTextStamping, NoteheadStamping, FormattedTextStyle, List&lt;StaffStamping&gt;) → IList&lt;StaffTextStamping&gt;</text:span></text:p>
              </text:list-item>
            </text:list>
          </draw:text-box>
        </draw:frame>
        <draw:custom-shape draw:style-name="gr19" draw:text-style-name="P3" draw:layer="layout" svg:width="0.5cm" svg:height="0.5cm" svg:x="79.779cm" svg:y="18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xml:id="id49" draw:id="id49" draw:layer="layout" svg:width="10cm" svg:height="8cm" svg:x="58.5cm" svg:y="20cm">
          <draw:text-box>
            <text:p text:style-name="P1"><text:span text:style-name="T3">DirectionStampingStrategy</text:span></text:p>
            <text:p text:style-name="P1"><text:span text:style-name="T2"/></text:p>
            <text:list text:style-name="L5">
              <text:list-item>
                <text:p text:style-name="P16"><text:span text:style-name="T10">createDynamics</text:span><text:span text:style-name="T5">: (Dynamics, MP, Chord, ChordStampings, SymbolPool) → StaffTextStamping</text:span></text:p>
              </text:list-item>
              <text:list-item>
                <text:p text:style-name="P16"><text:span text:style-name="T10">createDynamics</text:span><text:span text:style-name="T5">: (Dynamics, MP, StaffStamping, SymbolPool) → StaffTextStamping</text:span></text:p>
              </text:list-item>
              <text:list-item>
                <text:p text:style-name="P16"><text:span text:style-name="T10">createForChord</text:span><text:span text:style-name="T5">: (Chord, ChordStampings, SymbolPool) → IList&lt;StaffTextStamping&gt;</text:span></text:p>
              </text:list-item>
            </text:list>
            <text:list text:style-name="L6">
              <text:list-item>
                <text:p text:style-name="P16"><text:span text:style-name="T10">createPedal</text:span><text:span text:style-name="T5">: (Pedal, MP, StaffStamping, SymbolPool) → StaffSymbolStamping</text:span></text:p>
              </text:list-item>
              <text:list-item>
                <text:p text:style-name="P16"><text:span text:style-name="T10">createTempo</text:span><text:span text:style-name="T5">: (Tempo, MP, StaffStamping, SymbolPool) → StaffTextStamping</text:span></text:p>
              </text:list-item>
              <text:list-item>
                <text:p text:style-name="P16"><text:span text:style-name="T10">createWedgeStamping</text:span><text:span text:style-name="T5">: (Wedge, StaffStamping) → WedgeStamping</text:span></text:p>
              </text:list-item>
              <text:list-item>
                <text:p text:style-name="P16"><text:span text:style-name="T10">createWords</text:span><text:span text:style-name="T5">: (Words, MP, StaffStamping) → StaffTextStamping</text:span></text:p>
              </text:list-item>
            </text:list>
          </draw:text-box>
        </draw:frame>
        <draw:custom-shape draw:style-name="gr19" draw:text-style-name="P3" draw:layer="layout" svg:width="0.5cm" svg:height="0.5cm" svg:x="67.779cm" svg:y="27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3.5cm" svg:y1="17.5cm" svg:x2="63.5cm" svg:y2="20cm" draw:start-shape="id42" draw:start-glue-point="2" draw:end-shape="id49" draw:end-glue-point="0" svg:d="m63500 17500v2500" svg:viewBox="0 0 1 2501">
          <text:p/>
        </draw:connector>
        <draw:frame draw:style-name="gr28" draw:text-style-name="P1" xml:id="id50" draw:id="id50" draw:layer="layout" svg:width="9.5cm" svg:height="2.03cm" svg:x="70.5cm" svg:y="23cm">
          <draw:text-box>
            <text:p text:style-name="P1"><text:span text:style-name="T3">TupletStampingStrategy</text:span></text:p>
            <text:p text:style-name="P1"><text:span text:style-name="T2"/></text:p>
            <text:p text:style-name="P4"><text:span text:style-name="T2">(Tuplet, OpenTupletsCache, SymbolPool) → TupletStamping</text:span></text:p>
          </draw:text-box>
        </draw:frame>
        <draw:connector draw:style-name="gr2" draw:text-style-name="P3" draw:layer="layout" draw:type="line" svg:x1="68.5cm" svg:y1="16.25cm" svg:x2="70.5cm" svg:y2="24.015cm" draw:start-shape="id42" draw:start-glue-point="1" draw:end-shape="id50" draw:end-glue-point="3" svg:d="m68500 16250 2000 7765" svg:viewBox="0 0 2001 7766">
          <text:p/>
        </draw:connector>
        <draw:custom-shape draw:style-name="gr19" draw:text-style-name="P3" draw:layer="layout" svg:width="0.5cm" svg:height="0.5cm" svg:x="79.294cm" svg:y="24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5cm" svg:height="0.5cm" svg:x="67.779cm" svg:y="16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cm" svg:height="0.5cm" svg:x="39.144cm" svg:y="49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5cm" svg:height="0.5cm" svg:x="38.67cm" svg:y="3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51" draw:id="id51" draw:layer="layout" svg:width="10cm" svg:height="3.263cm" svg:x="9.5cm" svg:y="33.4cm">
          <draw:text-box>
            <text:p text:style-name="P1"><text:span text:style-name="T3">MeasureElementsSpacingsStrategy</text:span></text:p>
            <text:p text:style-name="P1"><text:span text:style-name="T2"/></text:p>
            <text:p text:style-name="P10"><text:span text:style-name="T2">(Score, int staff, int measure, boolean leadingSpacing, IList&lt;VoiceSpacing&gt;, NotationsCache, LayoutSettings) → (MeasureElementsSpacings, IList&lt;VoiceSpacing&gt;)</text:span></text:p>
          </draw:text-box>
        </draw:frame>
        <draw:custom-shape draw:style-name="gr14" draw:text-style-name="P3" draw:layer="layout" svg:width="0.5cm" svg:height="0.5cm" svg:x="18.757cm" svg:y="3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3.25cm" svg:y1="28cm" svg:x2="14.5cm" svg:y2="33.4cm" draw:start-shape="id18" draw:start-glue-point="2" draw:end-shape="id51" draw:end-glue-point="0" svg:d="m23250 28000-8750 5400" svg:viewBox="0 0 8751 5401">
          <text:p/>
        </draw:connector>
        <draw:frame draw:style-name="gr31" draw:text-style-name="P1" xml:id="id19" draw:id="id19" draw:layer="layout" svg:width="8.225cm" svg:height="2.937cm" svg:x="10.775cm" svg:y="29.5cm">
          <draw:text-box>
            <text:p text:style-name="P1"><text:span text:style-name="T3">SeparateVoiceSpacingStrategy</text:span></text:p>
            <text:p text:style-name="P2"><text:span text:style-name="T2"/></text:p>
            <text:list text:style-name="L7">
              <text:list-item>
                <text:p text:style-name="P5"><text:span text:style-name="T7">(Voice, float interlineSpace, NotationsCache, Fraction </text:span><text:span text:style-name="T6">(time signature)</text:span><text:span text:style-name="T7">, LayoutSettings) → VoiceSpacing</text:span></text:p>
              </text:list-item>
            </text:list>
          </draw:text-box>
        </draw:frame>
        <draw:custom-shape draw:style-name="gr14" draw:text-style-name="P3" draw:layer="layout" svg:width="0.5cm" svg:height="0.5cm" svg:x="18.275cm" svg:y="31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5cm" svg:height="0.5cm" svg:x="20.8cm" svg:y="3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5cm" svg:height="0.5cm" svg:x="39.3cm" svg:y="3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cm" svg:height="0.5cm" svg:x="54.1cm" svg:y="5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11cm" draw:dots2="1" draw:dots2-length="0.11cm" draw:distance="0.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3" style:font-size-asian="24pt" style:language-asian="zxx" style:country-asian="none" style:font-name-complex="DejaVu Sans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Windows_x86 LibreOffice_project/70feb7d99726f064edab4605a8ab840c50ec57a</meta:generator>
    <meta:initial-creator>Andreas Wenger</meta:initial-creator>
    <meta:creation-date>2008-12-11T12:49:38</meta:creation-date>
    <dc:date>2014-01-07T15:28:47.058000000</dc:date>
    <meta:editing-cycles>113</meta:editing-cycles>
    <meta:editing-duration>P2DT6H3M21S</meta:editing-duration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